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43b3b" style:font-weight-asian="normal" style:font-weight-complex="normal"/>
    </style:style>
    <style:style style:name="T8" style:family="text">
      <style:text-properties fo:font-weight="normal" officeooo:rsid="0025b986" style:font-weight-asian="normal" style:font-weight-complex="normal"/>
    </style:style>
    <style:style style:name="T9" style:family="text">
      <style:text-properties fo:font-weight="normal" officeooo:rsid="00272a8e" style:font-weight-asian="normal" style:font-weight-complex="normal"/>
    </style:style>
    <style:style style:name="T10" style:family="text">
      <style:text-properties fo:font-weight="normal" officeooo:rsid="00291e51" style:font-weight-asian="normal" style:font-weight-complex="normal"/>
    </style:style>
    <style:style style:name="T11" style:family="text">
      <style:text-properties officeooo:rsid="0025b986"/>
    </style:style>
    <style:style style:name="T12" style:family="text">
      <style:text-properties officeooo:rsid="00272a8e"/>
    </style:style>
    <style:style style:name="T13" style:family="text">
      <style:text-properties officeooo:rsid="00291e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2"> </text:span><text:span text:style-name="T10">Procedimiento correcto. Pequeño error integrando</text:span><text:span text:style-name="T7"> (</text:span><text:span text:style-name="T10">9</text:span><text:span text:style-name="T7">/10)</text:span></text:p>
      <text:p text:style-name="P9"/>
      <text:p text:style-name="P2"><text:span text:style-name="T1">Ejercicio 2: </text:span><text:span text:style-name="T10">Procedimiento correcto. Pequeño error en cálculos cuando determinas las constantes de integración</text:span><text:span text:style-name="T9"> (</text:span><text:span text:style-name="T10">8</text:span><text:span text:style-name="T9">/10)</text:span><text:span text:style-name="T6">.</text:span></text:p>
      <text:p text:style-name="P11"/>
      <text:p text:style-name="P3"><text:span text:style-name="T1">Ejercicio 3:</text:span> <text:span text:style-name="T13">Perfecto (10/10)</text:span></text:p>
      <text:p text:style-name="P3"/>
      <text:p text:style-name="P3"><text:span text:style-name="T1">Ejercicio 4:</text:span> <text:span text:style-name="T13">La solución particular está mal. Debería ser yp(x)=Ax^2exp(-3x)+ <text:s/>B, (5/10)</text:span>.</text:p>
      <text:p text:style-name="P10"/>
      <text:p text:style-name="P6"><text:span text:style-name="T1">Ejercicio 5:</text:span> <text:span text:style-name="T13">Perfecto (10/10).</text:span></text:p>
      <text:p text:style-name="P10"/>
      <text:p text:style-name="P8"><text:span text:style-name="T1">Ejercicio 6: </text:span><text:span text:style-name="T6">Perfecto (10/10).</text:span></text:p>
      <text:p text:style-name="P10"/>
      <text:p text:style-name="P8"><text:span text:style-name="T1">Ejercicio 7:</text:span> <text:span text:style-name="T10">Ojo con las propiedades de los logaritmos! exp(2ln(f(x))) = <text:s/>exp((ln(f(x)))^2)=f(x)^2</text:span><text:span text:style-name="T3"> </text:span><text:span text:style-name="T4">(</text:span><text:span text:style-name="T10">8</text:span><text:span text:style-name="T4">/10).</text:span></text:p>
      <text:p text:style-name="P10"/>
      <text:p text:style-name="P7"><text:span text:style-name="T1">Ejercicio 8:</text:span> <text:span text:style-name="T12">Perfecto (10/10).</text:span></text:p>
      <text:p text:style-name="P10"/>
      <text:p text:style-name="P7"><text:span text:style-name="T1">Ejercicio 9:</text:span> <text:span text:style-name="T12">No entregado.</text:span></text:p>
      <text:p text:style-name="P10"/>
      <text:p text:style-name="P5"><text:span text:style-name="T1">Nota:</text:span><text:bookmark-start text:name="__DdeLink__140_3449432672"/><text:bookmark-start text:name="__DdeLink__145_1125319292"/><text:bookmark-start text:name="__DdeLink__132_2166885872"/><text:bookmark-start text:name="__DdeLink__564_3449432672"/><text:span text:style-name="T1"> </text:span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span text:style-name="T5">(</text:span><text:span text:style-name="T10">9 + 8 + 10 + 5 + 10 + 10 + 8 + 10 + 0</text:span><text:span text:style-name="T5">)/9</text:span><text:bookmark-end text:name="__DdeLink__140_3449432672"/><text:bookmark-end text:name="__DdeLink__145_1125319292"/><text:bookmark-end text:name="__DdeLink__564_344943267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span text:style-name="T5">=</text:span><text:bookmark-end text:name="__DdeLink__132_2166885872"/><text:span text:style-name="T9">7</text:span><text:span text:style-name="T6">.</text:span><text:span text:style-name="T10">8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22:53.188166599</dc:date>
    <meta:editing-duration>PT2H24M2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6" meta:character-count="578" meta:non-whitespace-character-count="499"/>
  </office:meta>
</office:document-meta>
</file>